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2400034170000034EBBA7B6A63.wmf"/>
  <manifest:file-entry manifest:media-type="" manifest:full-path="Pictures/2000000A00002E4D00002AFF7A4BF02C.wmf"/>
  <manifest:file-entry manifest:media-type="" manifest:full-path="Pictures/200000210001E97B00005FE904F2FA5B.wmf"/>
  <manifest:file-entry manifest:media-type="" manifest:full-path="Pictures/200000120000B9350000319C22DFF60D.wmf"/>
  <manifest:file-entry manifest:media-type="" manifest:full-path="Pictures/2000000A000048C300002AFF50B75516.wmf"/>
  <manifest:file-entry manifest:media-type="" manifest:full-path="Pictures/2000000A0000383900002AFFEDE23140.wmf"/>
  <manifest:file-entry manifest:media-type="" manifest:full-path="Pictures/2000000A00004C1100002AFF96ED6BDA.wmf"/>
  <manifest:file-entry manifest:media-type="" manifest:full-path="Pictures/2000000A0000319C000027B01826CD51.wmf"/>
  <manifest:file-entry manifest:media-type="" manifest:full-path="Pictures/2000000A0000383900002AFF0CC7B2AF.wmf"/>
  <manifest:file-entry manifest:media-type="" manifest:full-path="Pictures/200000120000C9BF0000319C2000514B.wmf"/>
  <manifest:file-entry manifest:media-type="" manifest:full-path="Pictures/200000180001E97B00002E4D8B9C602F.wmf"/>
  <manifest:file-entry manifest:media-type="" manifest:full-path="Pictures/2000000A000027B000002AFF3109F264.wmf"/>
  <manifest:file-entry manifest:media-type="" manifest:full-path="Pictures/2000001700008AE800006687962D5508.wmf"/>
  <manifest:file-entry manifest:media-type="" manifest:full-path="Pictures/2000001A000263D90000319CB179059B.wmf"/>
  <manifest:file-entry manifest:media-type="" manifest:full-path="Pictures/2000001900012CF7000034EB57D94F38.wmf"/>
  <manifest:file-entry manifest:media-type="" manifest:full-path="Pictures/2000000A00003ED700002AFFB45F2E04.wmf"/>
  <manifest:file-entry manifest:media-type="" manifest:full-path="Pictures/2000000A000042250000319C884D24C5.wmf"/>
  <manifest:file-entry manifest:media-type="" manifest:full-path="Pictures/2000000A0000319C0000319CB72B5A30.wmf"/>
  <manifest:file-entry manifest:media-type="" manifest:full-path="Pictures/2000000A000055FD00002AFF29387BB4.wmf"/>
  <manifest:file-entry manifest:media-type="" manifest:full-path="Pictures/2000000F0000383900002AFFB0AABA9C.wmf"/>
  <manifest:file-entry manifest:media-type="" manifest:full-path="Pictures/2000000A00003B8800002AFF9F9EF932.wmf"/>
  <manifest:file-entry manifest:media-type="" manifest:full-path="Pictures/2000000A00002AFF0000319CF2473C1B.wmf"/>
  <manifest:file-entry manifest:media-type="" manifest:full-path="Pictures/2000000A000042250000319CE8CADDCC.wmf"/>
  <manifest:file-entry manifest:media-type="" manifest:full-path="Pictures/2000000A000038390000319CB530BDE3.wmf"/>
  <manifest:file-entry manifest:media-type="" manifest:full-path="Pictures/2000000A00004C1100002AFF2FAFC764.wmf"/>
  <manifest:file-entry manifest:media-type="" manifest:full-path="Pictures/2000000A0000457400002AFF3CBB5061.wmf"/>
  <manifest:file-entry manifest:media-type="" manifest:full-path="Pictures/2000000A00005C9B00002AFF81046B3B.wmf"/>
  <manifest:file-entry manifest:media-type="" manifest:full-path="Pictures/2000000A00007A5F0000319C0879D032.wmf"/>
  <manifest:file-entry manifest:media-type="" manifest:full-path="Pictures/200000440003941F00003B884E4D18AC.wmf"/>
  <manifest:file-entry manifest:media-type="" manifest:full-path="Pictures/2000002D0002E4D500004225A78704FA.wmf"/>
  <manifest:file-entry manifest:media-type="" manifest:full-path="Pictures/2000000A0000383900002AFFB2F2814A.wmf"/>
  <manifest:file-entry manifest:media-type="" manifest:full-path="Pictures/2000000A00004C1100002AFFB5B7ADFE.wmf"/>
  <manifest:file-entry manifest:media-type="" manifest:full-path="Pictures/2000000A00002AFF00002AFFE9694EC6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Cambria" svg:font-family="Cambria, 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, 'Century Gothic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536cm" table:align="left" style:writing-mode="lr-tb"/>
    </style:style>
    <style:style style:name="Таблица1.A" style:family="table-column">
      <style:table-column-properties style:column-width="3.387cm"/>
    </style:style>
    <style:style style:name="Таблица1.B" style:family="table-column">
      <style:table-column-properties style:column-width="3.493cm"/>
    </style:style>
    <style:style style:name="Таблица1.C" style:family="table-column">
      <style:table-column-properties style:column-width="2.858cm"/>
    </style:style>
    <style:style style:name="Таблица1.D" style:family="table-column">
      <style:table-column-properties style:column-width="4.551cm"/>
    </style:style>
    <style:style style:name="Таблица1.E" style:family="table-column">
      <style:table-column-properties style:column-width="2.249cm"/>
    </style:style>
    <style:style style:name="Таблица1.1" style:family="table-row">
      <style:table-row-properties style:row-height="1.716cm" style:keep-together="true" fo:keep-together="auto"/>
    </style:style>
    <style:style style:name="Таблица1.A1" style:family="table-cell">
      <style:table-cell-properties style:vertical-align="top" fo:padding-left="0.071cm" fo:padding-right="0.07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E1" style:family="table-cell">
      <style:table-cell-properties style:vertical-align="top" fo:padding-left="0.071cm" fo:padding-right="0.071cm" fo:padding-top="0cm" fo:padding-bottom="0cm" fo:border="0.018cm solid #000000" style:writing-mode="lr-tb"/>
    </style:style>
    <style:style style:name="Таблица1.2" style:family="table-row">
      <style:table-row-properties style:row-height="1.822cm" style:keep-together="true" fo:keep-together="auto"/>
    </style:style>
    <style:style style:name="Таблица1.3" style:family="table-row">
      <style:table-row-properties style:row-height="0.741cm" style:keep-together="true" fo:keep-together="auto"/>
    </style:style>
    <style:style style:name="Таблица1.4" style:family="table-row">
      <style:table-row-properties style:row-height="0.776cm" style:keep-together="true" fo:keep-together="auto"/>
    </style:style>
    <style:style style:name="Таблица1.5" style:family="table-row">
      <style:table-row-properties style:row-height="0.811cm" style:keep-together="true" fo:keep-together="auto"/>
    </style:style>
    <style:style style:name="Таблица2" style:family="table">
      <style:table-properties style:width="16.529cm" table:align="left" style:writing-mode="lr-tb"/>
    </style:style>
    <style:style style:name="Таблица2.A" style:family="table-column">
      <style:table-column-properties style:column-width="4.022cm"/>
    </style:style>
    <style:style style:name="Таблица2.B" style:family="table-column">
      <style:table-column-properties style:column-width="4.128cm"/>
    </style:style>
    <style:style style:name="Таблица2.C" style:family="table-column">
      <style:table-column-properties style:column-width="3.845cm"/>
    </style:style>
    <style:style style:name="Таблица2.D" style:family="table-column">
      <style:table-column-properties style:column-width="4.535cm"/>
    </style:style>
    <style:style style:name="Таблица2.1" style:family="table-row">
      <style:table-row-properties style:row-height="1.012cm" style:keep-together="true" fo:keep-together="auto"/>
    </style:style>
    <style:style style:name="Таблица2.A1" style:family="table-cell">
      <style:table-cell-properties style:vertical-align="middle" fo:padding-left="0.071cm" fo:padding-right="0.07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D1" style:family="table-cell">
      <style:table-cell-properties style:vertical-align="middle" fo:padding-left="0.071cm" fo:padding-right="0.071cm" fo:padding-top="0cm" fo:padding-bottom="0cm" fo:border="0.018cm solid #000000" style:writing-mode="lr-tb"/>
    </style:style>
    <style:style style:name="Таблица2.2" style:family="table-row">
      <style:table-row-properties style:row-height="0.741cm" style:keep-together="true" fo:keep-together="auto"/>
    </style:style>
    <style:style style:name="Таблица2.A2" style:family="table-cell">
      <style:table-cell-properties style:vertical-align="top" fo:padding-left="0.071cm" fo:padding-right="0.07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D2" style:family="table-cell">
      <style:table-cell-properties style:vertical-align="top" fo:padding-left="0.071cm" fo:padding-right="0.071cm" fo:padding-top="0cm" fo:padding-bottom="0cm" fo:border="0.018cm solid #000000" style:writing-mode="lr-tb"/>
    </style:style>
    <style:style style:name="Таблица2.5" style:family="table-row">
      <style:table-row-properties style:row-height="0.776cm" style:keep-together="true" fo:keep-together="auto"/>
    </style:style>
    <style:style style:name="Таблица3" style:family="table">
      <style:table-properties style:width="14.78cm" table:align="left" style:writing-mode="lr-tb"/>
    </style:style>
    <style:style style:name="Таблица3.A" style:family="table-column">
      <style:table-column-properties style:column-width="10.252cm"/>
    </style:style>
    <style:style style:name="Таблица3.B" style:family="table-column">
      <style:table-column-properties style:column-width="4.528cm"/>
    </style:style>
    <style:style style:name="Таблица3.1" style:family="table-row">
      <style:table-row-properties style:row-height="0.663cm" style:keep-together="true" fo:keep-together="auto"/>
    </style:style>
    <style:style style:name="Таблица3.A1" style:family="table-cell">
      <style:table-cell-properties style:vertical-align="top" fo:padding-left="0.071cm" fo:padding-right="0.07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B1" style:family="table-cell">
      <style:table-cell-properties style:vertical-align="top" fo:padding-left="0.071cm" fo:padding-right="0.071cm" fo:padding-top="0cm" fo:padding-bottom="0cm" fo:border="0.018cm solid #000000" style:writing-mode="lr-tb"/>
    </style:style>
    <style:style style:name="Таблица3.2" style:family="table-row">
      <style:table-row-properties style:row-height="0.494cm" style:keep-together="true" fo:keep-together="auto"/>
    </style:style>
    <style:style style:name="Таблица3.A2" style:family="table-cell">
      <style:table-cell-properties style:vertical-align="top" fo:padding-left="0.071cm" fo:padding-right="0.071cm" fo:padding-top="0cm" fo:padding-bottom="0cm" fo:border-left="0.018cm solid #000000" fo:border-right="none" fo:border-top="0.035cm solid #000000" fo:border-bottom="0.018cm solid #000000" style:writing-mode="lr-tb"/>
    </style:style>
    <style:style style:name="Таблица3.B2" style:family="table-cell">
      <style:table-cell-properties style:vertical-align="top" fo:padding-left="0.071cm" fo:padding-right="0.07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3.7" style:family="table-row">
      <style:table-row-properties style:row-height="0.529cm" style:keep-together="true" fo:keep-together="auto"/>
    </style:style>
    <style:style style:name="P1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cm" style:auto-text-indent="false"/>
    </style:style>
    <style:style style:name="P2" style:family="paragraph" style:parent-style-name="Standard">
      <style:paragraph-properties fo:margin-left="0cm" fo:margin-right="0cm" fo:margin-top="0cm" fo:margin-bottom="0cm" fo:line-height="150%" fo:text-align="end" style:justify-single-word="false" fo:text-indent="1cm" style:auto-text-indent="false"/>
    </style:style>
    <style:style style:name="P3" style:family="paragraph" style:parent-style-name="Standard">
      <style:paragraph-properties fo:margin-left="0cm" fo:margin-right="0cm" fo:margin-top="0cm" fo:margin-bottom="0cm" fo:line-height="150%" fo:text-align="end" style:justify-single-word="false" fo:orphans="0" fo:widows="0" fo:text-indent="1cm" style:auto-text-indent="false" style:text-autospace="none"/>
    </style:style>
    <style:style style:name="P4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cm" style:auto-text-indent="false"/>
      <style:text-properties style:font-name="Times New Roman" fo:font-size="12pt" fo:language="ru" fo:country="RU" style:font-name-asian="Times New Roman" style:font-size-asian="12pt" style:language-asian="ru" style:country-asian="RU" style:font-size-complex="12pt"/>
    </style:style>
    <style:style style:name="P5" style:family="paragraph" style:parent-style-name="Standard">
      <style:paragraph-properties fo:margin-top="0cm" fo:margin-bottom="0cm" fo:line-height="150%" fo:text-align="justify" style:justify-single-word="false" fo:orphans="0" fo:widows="0" style:text-autospace="none"/>
    </style:style>
    <style:style style:name="P6" style:family="paragraph" style:parent-style-name="Standard">
      <style:paragraph-properties fo:margin-top="0cm" fo:margin-bottom="0cm" fo:line-height="100%" style:snap-to-layout-grid="false"/>
      <style:text-properties style:font-name="Times New Roman" fo:font-size="12pt" style:font-name-asian="Times New Roman" style:font-size-asian="12pt" style:language-asian="ru" style:country-asian="RU" style:font-size-complex="10pt"/>
    </style:style>
    <style:style style:name="P7" style:family="paragraph" style:parent-style-name="Standard" style:list-style-name="WW8Num1">
      <style:paragraph-properties fo:margin-top="0cm" fo:margin-bottom="0cm" fo:line-height="150%" fo:text-align="justify" style:justify-single-word="false"/>
      <style:text-properties style:font-name="Times New Roman" fo:font-size="12pt" fo:language="ru" fo:country="RU" style:font-name-asian="Times New Roman" style:font-size-asian="12pt" style:language-asian="ru" style:country-asian="RU" style:font-size-complex="12pt"/>
    </style:style>
    <style:style style:name="P8" style:family="paragraph" style:parent-style-name="Standard" style:list-style-name="WW8Num2">
      <style:paragraph-properties fo:margin-top="0cm" fo:margin-bottom="0cm" fo:line-height="150%" fo:text-align="justify" style:justify-single-word="false"/>
      <style:text-properties style:font-name="Times New Roman" fo:font-size="12pt" fo:language="ru" fo:country="RU" style:font-name-asian="Times New Roman" style:font-size-asian="12pt" style:language-asian="ru" style:country-asian="RU" style:font-size-complex="12pt"/>
    </style:style>
    <style:style style:name="P9" style:family="paragraph" style:parent-style-name="Standard">
      <style:paragraph-properties fo:margin-top="0cm" fo:margin-bottom="0cm" fo:line-height="100%"/>
      <style:text-properties style:font-name="Times New Roman" fo:font-size="12pt" fo:language="ru" fo:country="RU" style:font-name-asian="Times New Roman" style:font-size-asian="12pt" style:language-asian="ru" style:country-asian="RU" style:font-size-complex="10pt"/>
    </style:style>
    <style:style style:name="P10" style:family="paragraph" style:parent-style-name="Standard">
      <style:paragraph-properties fo:margin-top="0cm" fo:margin-bottom="0cm" fo:line-height="100%" style:snap-to-layout-grid="false"/>
      <style:text-properties style:font-name="Times New Roman" fo:font-size="12pt" fo:language="ru" fo:country="RU" style:font-name-asian="Times New Roman" style:font-size-asian="12pt" style:language-asian="ru" style:country-asian="RU" style:font-size-complex="10pt"/>
    </style:style>
    <style:style style:name="P11" style:family="paragraph" style:parent-style-name="Standard">
      <style:paragraph-properties fo:margin-top="0cm" fo:margin-bottom="0cm" fo:line-height="100%" style:snap-to-layout-grid="false"/>
      <style:text-properties style:font-name="Times New Roman" fo:font-size="12pt" fo:language="ru" fo:country="RU" fo:font-weight="bold" style:font-name-asian="Times New Roman" style:font-size-asian="12pt" style:language-asian="ru" style:country-asian="RU" style:font-weight-asian="bold" style:font-size-complex="10pt" style:font-weight-complex="bold"/>
    </style:style>
    <style:style style:name="P12" style:family="paragraph" style:parent-style-name="Standard">
      <style:paragraph-properties fo:margin-top="0.212cm" fo:margin-bottom="0cm" fo:line-height="150%" fo:text-align="center" style:justify-single-word="false" fo:keep-with-next="always"/>
      <style:text-properties style:font-name="Times New Roman" fo:font-size="12pt" fo:language="ru" fo:country="RU" fo:font-style="italic" style:font-name-asian="Times New Roman" style:font-size-asian="12pt" style:language-asian="ru" style:country-asian="RU" style:font-style-asian="italic" style:font-size-complex="12pt"/>
    </style:style>
    <style:style style:name="P13" style:family="paragraph" style:parent-style-name="Standard">
      <style:paragraph-properties fo:margin-top="0.212cm" fo:margin-bottom="0cm" fo:line-height="150%" fo:text-align="center" style:justify-single-word="false" fo:break-before="page"/>
      <style:text-properties style:font-name="Times New Roman" fo:font-size="12pt" fo:language="ru" fo:country="RU" fo:font-style="italic" style:font-name-asian="Times New Roman" style:font-size-asian="12pt" style:language-asian="ru" style:country-asian="RU" style:font-style-asian="italic" style:font-size-complex="12pt"/>
    </style:style>
    <style:style style:name="P14" style:family="paragraph" style:parent-style-name="Heading_20_1" style:master-page-name="Standard">
      <style:paragraph-properties style:page-number="auto"/>
      <style:text-properties fo:language="ru" fo:country="RU" style:language-asian="ru" style:country-asian="RU"/>
    </style:style>
    <style:style style:name="P15" style:family="paragraph" style:parent-style-name="Heading_20_3">
      <style:text-properties fo:language="ru" fo:country="RU" style:language-asian="ru" style:country-asian="RU"/>
    </style:style>
    <style:style style:name="T1" style:family="text">
      <style:text-properties fo:language="ru" fo:country="RU"/>
    </style:style>
    <style:style style:name="T2" style:family="text">
      <style:text-properties style:font-name="Times New Roman" fo:font-size="12pt" style:font-name-asian="Times New Roman" style:font-size-asian="12pt" style:language-asian="ru" style:country-asian="RU" style:font-size-complex="12pt"/>
    </style:style>
    <style:style style:name="T3" style:family="text">
      <style:text-properties style:font-name="Times New Roman" fo:font-size="12pt" fo:language="ru" fo:country="RU" style:font-name-asian="Times New Roman" style:font-size-asian="12pt" style:language-asian="ru" style:country-asian="RU" style:font-size-complex="12pt"/>
    </style:style>
    <style:style style:name="T4" style:family="text">
      <style:text-properties style:font-name="Times New Roman" fo:font-size="12pt" fo:language="ru" fo:country="RU" style:font-name-asian="Times New Roman" style:font-size-asian="12pt" style:language-asian="ru" style:country-asian="RU" style:font-size-complex="12pt" style:font-weight-complex="bold"/>
    </style:style>
    <style:style style:name="T5" style:family="text">
      <style:text-properties style:font-name="Times New Roman" fo:font-size="12pt" fo:language="ru" fo:country="RU" fo:font-style="italic" style:font-name-asian="Times New Roman" style:font-size-asian="12pt" style:language-asian="ru" style:country-asian="RU" style:font-style-asian="italic" style:font-size-complex="12pt"/>
    </style:style>
    <style:style style:name="T6" style:family="text">
      <style:text-properties style:font-name="Times New Roman" fo:font-size="12pt" fo:language="ru" fo:country="RU" fo:font-style="italic" style:font-name-asian="Times New Roman" style:font-size-asian="12pt" style:language-asian="ru" style:country-asian="RU" style:font-style-asian="italic" style:font-size-complex="12pt" style:font-style-complex="italic"/>
    </style:style>
    <style:style style:name="T7" style:family="text">
      <style:text-properties style:font-name="Times New Roman" fo:font-size="12pt" fo:font-style="italic" style:font-name-asian="Times New Roman" style:font-size-asian="12pt" style:language-asian="ru" style:country-asian="RU" style:font-style-asian="italic" style:font-size-complex="12pt"/>
    </style:style>
    <style:style style:name="T8" style:family="text">
      <style:text-properties style:font-name="Times New Roman" fo:font-size="12pt" fo:font-style="italic" style:font-name-asian="Times New Roman" style:font-size-asian="12pt" style:language-asian="ru" style:country-asian="RU" style:font-style-asian="italic" style:font-size-complex="12pt" style:font-style-complex="italic"/>
    </style:style>
    <style:style style:name="T9" style:family="text">
      <style:text-properties style:font-name="Times New Roman" fo:font-size="10pt" fo:language="ru" fo:country="RU" style:font-name-asian="Times New Roman" style:font-size-asian="10pt" style:language-asian="ru" style:country-asian="RU" style:font-size-complex="10pt"/>
    </style:style>
    <style:style style:name="T10" style:family="text">
      <style:text-properties style:font-name="Arial" fo:font-size="12pt" fo:language="ru" fo:country="RU" style:font-name-asian="Times New Roman" style:font-size-asian="12pt" style:language-asian="ru" style:country-asian="RU" style:font-name-complex="Arial" style:font-size-complex="12pt"/>
    </style:style>
    <style:style style:name="T11" style:family="text">
      <style:text-properties fo:font-variant="small-caps" style:font-name="Times New Roman" fo:font-size="12pt" style:font-name-asian="Times New Roman" style:font-size-asian="12pt" style:language-asian="ru" style:country-asian="RU" style:font-size-complex="12pt"/>
    </style:style>
    <style:style style:name="T12" style:family="text">
      <style:text-properties fo:font-variant="small-caps" style:font-name="Times New Roman" fo:font-size="12pt" fo:language="ru" fo:country="RU" style:font-name-asian="Times New Roman" style:font-size-asian="12pt" style:language-asian="ru" style:country-asian="RU" style:font-size-complex="12pt"/>
    </style:style>
    <style:style style:name="T13" style:family="text">
      <style:text-properties style:text-position="sub 58%" style:font-name="Times New Roman" fo:font-size="12pt" fo:language="ru" fo:country="RU" style:font-name-asian="Times New Roman" style:font-size-asian="12pt" style:language-asian="ru" style:country-asian="RU" style:font-size-complex="12pt"/>
    </style:style>
    <style:style style:name="fr1" style:family="graphic" style:parent-style-name="Graphics">
      <style:graphic-properties fo:margin-left="0cm" fo:margin-right="0cm" style:vertical-pos="middle" style:vertical-rel="text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4. Технико-экономическое обоснование разработки дипломного проекта</text:h>
      <text:h text:style-name="P15" text:outline-level="3">Обоснование целесообразности разработки проекта</text:h>
      <text:p text:style-name="P4">Применение вычислительной техники значительно повышает достоверность и актуальность информации, то есть уменьшается возможность, возникновения ошибки в расчетах, неминуемой при ручных расчетах. Появляется возможность получить информацию с нужной степенью детализации с минимальными временными затратами, что практически невозможно при ручной обработке. Скорость принятия решения напрямую связана с наличием информации и ее достоверностью и сказывается на результатах деятельности любой организации.</text:p>
      <text:p text:style-name="P4">Необходимость автоматизации обусловлена целым рядом причин, главная из них — необходимость хранения файлов пользователей с возможностью ограничения доступа к ним для различных групп пользователей. Также автоматизированная система позволит безопасно хранить и получать своевременно необходимую информацию.</text:p>
      <text:h text:style-name="P15" text:outline-level="3">Формирование цены программного продукта</text:h>
      <text:p text:style-name="P4">Программные продукты представляют собой особый товар, имеющий ряд характерных черт и особенностей, в числе которых – специфика труда по созданию программного продукта, определение цены на него, обоснование затрат на разработку и т.п.</text:p>
      <text:p text:style-name="P4">Программный продукт является объектом интеллектуальной собственности. Интеллектуальная собственность, охраняемая в большинстве стран мира, является сейчас одним из наиболее мощных стимуляторов прогресса во всех отраслях развития общества – научно-технического, культурного и других.</text:p>
      <text:p text:style-name="P4">Интеллектуальная собственность включает в себя две основные сферы прав: </text:p>
      <text:list xml:id="list883055905" text:style-name="WW8Num1">
        <text:list-item>
          <text:p text:style-name="P7">промышленную собственность, под которой понимаются главным образом права на изобретения, промышленные образцы, товарные знаки и наименования мест происхождения товара;</text:p>
        </text:list-item>
        <text:list-item>
          <text:p text:style-name="P7">авторское право, под которым понимаются главным образом права на литературные, музыкальные, художественные, фотографические и аудиовизуальные произведения, программа для ЭВМ и базы данных.</text:p>
        </text:list-item>
      </text:list>
      <text:p text:style-name="P4">Программные продукты представляют собой весьма специфичный товар с множеством присущих им особенностей. Многие их особенности проявляются и в методах расчетов цены на них.</text:p>
      <text:p text:style-name="P4"><text:soft-page-break/><text:s/>На разработку программного продукта средней сложности обычно требуются весьма незначительные средства. Однако, при этом он может дать экономический эффект, значительно превышающий эффект от использования достаточно дорогостоящих систем.</text:p>
      <text:p text:style-name="P4">Необходимо выделить еще одну особенность программного продукта: возможность их многократного применения различными пользователями. Соответственно цена такого продукта резко снижается по мере расширения круга пользователей.</text:p>
      <text:p text:style-name="P4">Следует подчеркнуть, что у программных продуктов практически отсутствует процесс физического старения и износа. Для них основные затраты приходятся на разработку образца, тогда как процесс тиражирования представляет собой, обычно, сравнительно несложную и недорогую процедуру копирования на магнитные носители программного продукта и сопровождающей документации. Таким образом, этот товар не обладает, по сути, рыночной стоимостью, формируемой на базе общественно необходимых затрат труда.</text:p>
      <text:p text:style-name="P4">Цена на программные продукты устанавливается на единицу программной продукции с учетом комплектности ее поставки. Ее цена, обычно, формируется на базе себестоимости производства и прибыли.</text:p>
      <text:p text:style-name="P4">При определении стоимости программного продукта можно выделить четыре метода оценки:</text:p>
      <text:list xml:id="list355185411" text:style-name="WW8Num2">
        <text:list-item>
          <text:p text:style-name="P8">метод аналогии;</text:p>
        </text:list-item>
        <text:list-item>
          <text:p text:style-name="P8">нормативные методы;</text:p>
        </text:list-item>
        <text:list-item>
          <text:p text:style-name="P8">методы экспертных оценок;</text:p>
        </text:list-item>
        <text:list-item>
          <text:p text:style-name="P8">исследовательские методы.</text:p>
        </text:list-item>
      </text:list>
      <text:p text:style-name="P4">Метод аналогии основан на использовании в качестве базы для оценки трудовых и стоимостных затрат параметров, ранее выполненных аналогичных программных разработок. В этом случае предполагаемые затраты определяются по фактическим данным о расходах соответствующих программ аналогов с корректировкой, поправочными коэффициентами. Значения этих коэффициентов, а также выбор сопоставлений определяется экспериментальными данными.</text:p>
      <text:p text:style-name="P4">Различные модификации методов различаются степенью детализации программных разработок (программы, операторы, команды, модули) и процессами создания программ (виды работ, этапы), набором факторов, влияющих на затраты.</text:p>
      <text:p text:style-name="P4">При определении цены на программные продукты в рыночных условиях определяют нижний и верхний пределы цены. Нижним пределом обычно являются издержки, поскольку они возмещают затраты на создание программы. Верхний предел установить сложнее, так как им может быть сразу несколько факторов.</text:p>
      <text:p text:style-name="P4"><text:soft-page-break/><text:s/>Во-первых, это возможный прирост прибыли (экономии), который пользователь может получить при использовании программного продукта. </text:p>
      <text:p text:style-name="P4">Во-вторых, если аналогичный продукт предлагается разными производителями, то цены конкурента могут быть верхним пределом. </text:p>
      <text:p text:style-name="P4">В-третьих, для пользователя не исключается возможность самостоятельной разработки продукта с привлечение сторонних специалистов. Предельной ценой для пользователя будут выступать собственные издержки на разработку программы.</text:p>
      <text:p text:style-name="P4">Четвертый фактор связан с сознательным нарушение авторских прав и законов об интеллектуальной собственности, то есть приобретение пользователем контрафактной продукции. Поэтому оценки степени защищенности продукта является важным критерием ценообразования.</text:p>
      <text:p text:style-name="P4">Однако при любом способе определения цены на программные продукты доходы от реализации должны превышать затраты на создание, в противном случае будут отсутствовать стимулы для развития и совершенствования.</text:p>
      <text:h text:style-name="P15" text:outline-level="3">Расчет затрат на разработку проекта</text:h>
      <text:p text:style-name="P4">Капитальные вложения в системы (формула 4.1), связанные с программным продуктом, будут состоять из:</text:p>
      <text:p text:style-name="P2"><text:span text:style-name="T3"><draw:frame draw:style-name="fr1" draw:name="Графический объект1" text:anchor-type="as-char" svg:width="2.15cm" svg:height="0.529cm" draw:z-index="0"><draw:image xlink:href="Pictures/200000120000C9BF0000319C2000514B.wmf" xlink:type="simple" xlink:show="embed" xlink:actuate="onLoad"/></draw:frame></text:span><text:span text:style-name="T3"> , <text:s text:c="50"/>(4.1)</text:span></text:p>
      <text:p text:style-name="P1"><text:span text:style-name="T3">где </text:span><text:span text:style-name="T3"><draw:frame draw:style-name="fr1" draw:name="Графический объект2" text:anchor-type="as-char" svg:width="0.6cm" svg:height="0.459cm" draw:z-index="1"><draw:image xlink:href="Pictures/2000000A0000383900002AFFEDE23140.wmf" xlink:type="simple" xlink:show="embed" xlink:actuate="onLoad"/></draw:frame></text:span><text:span text:style-name="T3"> – капитальные вложения на проектирование;</text:span></text:p>
      <text:p text:style-name="P1"><text:span text:style-name="T3"><draw:frame draw:style-name="fr1" draw:name="Графический объект3" text:anchor-type="as-char" svg:width="0.6cm" svg:height="0.529cm" draw:z-index="2"><draw:image xlink:href="Pictures/2000000A000038390000319CB530BDE3.wmf" xlink:type="simple" xlink:show="embed" xlink:actuate="onLoad"/></draw:frame></text:span><text:span text:style-name="T3">– капитальные вложения на реализацию.</text:span></text:p>
      <text:p text:style-name="P4">Суммарные затраты на проектирование системы и разработку программы (формула 4.2):</text:p>
      <text:p text:style-name="P3"><text:span text:style-name="T3"><draw:frame draw:style-name="fr1" draw:name="Графический объект4" text:anchor-type="as-char" svg:width="9.77cm" svg:height="0.635cm" draw:z-index="3"><draw:image xlink:href="Pictures/200000440003941F00003B884E4D18AC.wmf" xlink:type="simple" xlink:show="embed" xlink:actuate="onLoad"/></draw:frame></text:span><text:span text:style-name="T3"> , <text:s text:c="12"/>(4.2)</text:span></text:p>
      <text:p text:style-name="P5"><text:span text:style-name="T3">где </text:span><text:span text:style-name="T10"><draw:frame draw:style-name="fr1" draw:name="Графический объект5" text:anchor-type="as-char" svg:width="0.459cm" svg:height="0.459cm" draw:z-index="4"><draw:image xlink:href="Pictures/2000000A00002AFF00002AFFE9694EC6.wmf" xlink:type="simple" xlink:show="embed" xlink:actuate="onLoad"/></draw:frame></text:span><text:span text:style-name="T10"> –</text:span><text:span text:style-name="T3"> время, затрачиваемое на разработку программного продукта работником i-ой категории, человеко-дней;</text:span></text:p>
      <text:p text:style-name="P1"><text:span text:style-name="T3"><draw:frame draw:style-name="fr1" draw:name="Графический объект6" text:anchor-type="as-char" svg:width="0.917cm" svg:height="0.459cm" draw:z-index="5"><draw:image xlink:href="Pictures/2000000A000055FD00002AFF29387BB4.wmf" xlink:type="simple" xlink:show="embed" xlink:actuate="onLoad"/></draw:frame></text:span><text:span text:style-name="T3">– заработная плата разработчика i-ой категории, руб./мес.;</text:span></text:p>
      <text:p text:style-name="P1"><text:span text:style-name="T2"><draw:frame draw:style-name="fr1" draw:name="Графический объект7" text:anchor-type="as-char" svg:width="0.67cm" svg:height="0.459cm" draw:z-index="6"><draw:image xlink:href="Pictures/2000000A00003ED700002AFFB45F2E04.wmf" xlink:type="simple" xlink:show="embed" xlink:actuate="onLoad"/></draw:frame></text:span><text:span text:style-name="T3">– коэффициент, учитывающий дополнительную заработную плату, затраченную на разработку, в долях к основной заработной плате и районный коэффициент (</text:span><text:span text:style-name="T2"><draw:frame draw:style-name="fr1" draw:name="Графический объект8" text:anchor-type="as-char" svg:width="0.67cm" svg:height="0.459cm" draw:z-index="7"><draw:image xlink:href="Pictures/2000000A00003ED700002AFFB45F2E04.wmf" xlink:type="simple" xlink:show="embed" xlink:actuate="onLoad"/></draw:frame></text:span><text:span text:style-name="T3">= 0,8, состоящий из коэффициента отпускных, равного 0,1);</text:span></text:p>
      <text:p text:style-name="P1"><text:span text:style-name="T2"><draw:frame draw:style-name="fr1" draw:name="Графический объект9" text:anchor-type="as-char" svg:width="0.6cm" svg:height="0.459cm" draw:z-index="8"><draw:image xlink:href="Pictures/2000000A0000383900002AFFB2F2814A.wmf" xlink:type="simple" xlink:show="embed" xlink:actuate="onLoad"/></draw:frame></text:span><text:span text:style-name="T3"> – коэффициент, учитывающий отчисления на социальные нужды на заработную плату разработчиков, в долях к сумме основной и дополнительной заработной платы (</text:span><text:span text:style-name="T2"><draw:frame draw:style-name="fr1" draw:name="Графический объект10" text:anchor-type="as-char" svg:width="0.6cm" svg:height="0.459cm" draw:z-index="9"><draw:image xlink:href="Pictures/2000000A0000383900002AFFB2F2814A.wmf" xlink:type="simple" xlink:show="embed" xlink:actuate="onLoad"/></draw:frame></text:span><text:span text:style-name="T3"> – = 0,26 (</text:span><text:span text:style-name="T4">Страховые взносы = 26%, (процент, состоящий из страховых взносов в Пенсионный фонд, в долях единицы – 0,2, страховых взносов в ФСС – 0,029, страховых взносов в ФОМС – 0,031</text:span><text:span text:style-name="T3">);</text:span></text:p>
      <text:p text:style-name="P1"><text:soft-page-break/><text:span text:style-name="T11"><draw:frame draw:style-name="fr1" draw:name="Графический объект11" text:anchor-type="as-char" svg:width="0.6cm" svg:height="0.459cm" draw:z-index="10"><draw:image xlink:href="Pictures/2000000F0000383900002AFFB0AABA9C.wmf" xlink:type="simple" xlink:show="embed" xlink:actuate="onLoad"/></draw:frame></text:span><text:span text:style-name="T12"> –</text:span><text:span text:style-name="T3"> коэффициент, учитывающий накладные расходы организации, в долях (или %) к основной заработной плате разработчиков, равный</text:span><text:span text:style-name="T12"> </text:span><text:span text:style-name="T3">0,6;</text:span></text:p>
      <text:p text:style-name="P1"><text:span text:style-name="T3"><draw:frame draw:style-name="fr1" draw:name="Графический объект12" text:anchor-type="as-char" svg:width="0.529cm" svg:height="0.423cm" draw:z-index="11"><draw:image xlink:href="Pictures/2000000A0000319C000027B01826CD51.wmf" xlink:type="simple" xlink:show="embed" xlink:actuate="onLoad"/></draw:frame></text:span><text:span text:style-name="T3"> – затраты на материалы (таблица 4.2);</text:span></text:p>
      <text:p text:style-name="P1"><text:span text:style-name="T3"><draw:frame draw:style-name="fr1" draw:name="Графический объект13" text:anchor-type="as-char" svg:width="0.635cm" svg:height="0.459cm" draw:z-index="12"><draw:image xlink:href="Pictures/2000000A00003B8800002AFF9F9EF932.wmf" xlink:type="simple" xlink:show="embed" xlink:actuate="onLoad"/></draw:frame></text:span><text:span text:style-name="T3"> – затраты на использование машинного времени.</text:span></text:p>
      <text:p text:style-name="P4">Денежные расходы на основную заработную плату определяются по формуле 4.3:</text:p>
      <text:p text:style-name="P2"><text:span text:style-name="T5">ЗП</text:span><text:span text:style-name="T7">oi</text:span><text:span text:style-name="T5"> = ∑ ЗПсрн</text:span><text:span text:style-name="T7">i</text:span><text:span text:style-name="T5"> × </text:span><text:span text:style-name="T7">Ti</text:span><text:span text:style-name="T2"> ,</text:span><text:span text:style-name="T3"><text:tab/><text:tab/><text:tab/><text:tab/><text:tab/><text:tab/><text:tab/><text:tab/>(4.3)</text:span></text:p>
      <text:p text:style-name="P1"><text:span text:style-name="T3">где </text:span><text:span text:style-name="T3"><draw:frame draw:style-name="fr1" draw:name="Графический объект14" text:anchor-type="as-char" svg:width="1.305cm" svg:height="0.529cm" draw:z-index="13"><draw:image xlink:href="Pictures/2000000A00007A5F0000319C0879D032.wmf" xlink:type="simple" xlink:show="embed" xlink:actuate="onLoad"/></draw:frame></text:span><text:span text:style-name="T3"> – среднедневная заработная плата работника i-ой категории, руб.;</text:span></text:p>
      <text:p text:style-name="P1"><text:span text:style-name="T3"><text:s/></text:span><text:span text:style-name="T3"><draw:frame draw:style-name="fr1" draw:name="Графический объект15" text:anchor-type="as-char" svg:width="0.459cm" svg:height="0.459cm" draw:z-index="14"><draw:image xlink:href="Pictures/2000000A00002AFF00002AFFE9694EC6.wmf" xlink:type="simple" xlink:show="embed" xlink:actuate="onLoad"/></draw:frame></text:span><text:span text:style-name="T3"> – трудоемкость работ, выполняемых проектировщиком i-ой категории, чел/дн.</text:span></text:p>
      <text:p text:style-name="P4">Затраты времени на разработку системы по каждому исполнителю принимаются, исходя из его загрузки по календарному графику выполнения работ (таблица 4.2).</text:p>
      <text:p text:style-name="P4">Данные по расчету основной заработной платы проектировщиков занесены в таблицу 4.4, исходя из того, что в месяце в среднем – 21 рабочий день. Основная заработная плата разработчиков системы приведена в таблице 4.1.</text:p>
      <text:p text:style-name="P4">Расходы на дополнительную заработную плату производим по формуле 4.4:</text:p>
      <text:p text:style-name="P2"><text:span text:style-name="T5">ЗПд = ∑ ЗП</text:span><text:span text:style-name="T7">oi</text:span><text:span text:style-name="T5"> × </text:span><text:span text:style-name="T7">Wd</text:span><text:span text:style-name="T3"><text:tab/><text:tab/><text:tab/><text:tab/><text:tab/><text:tab/><text:tab/><text:tab/></text:span><text:span text:style-name="T2"><text:tab/></text:span><text:span text:style-name="T3"> (4.4)</text:span></text:p>
      <text:p text:style-name="P1"><text:span text:style-name="T3">Сумма начисленной заработной платы облагается единым социальным налогом (</text:span><text:span text:style-name="T3"><draw:frame draw:style-name="fr1" draw:name="Графический объект16" text:anchor-type="as-char" svg:width="0.988cm" svg:height="0.459cm" draw:z-index="15"><draw:image xlink:href="Pictures/2000000A00005C9B00002AFF81046B3B.wmf" xlink:type="simple" xlink:show="embed" xlink:actuate="onLoad"/></draw:frame></text:span><text:span text:style-name="T3">). Произведем расчет отчислений в социальные фонды по формуле 4.5:</text:span></text:p>
      <text:p text:style-name="P2"><text:span text:style-name="T5">ЕСН = ∑ (ЗП</text:span><text:span text:style-name="T7">oi</text:span><text:span text:style-name="T5"> + ЗПд) × </text:span><text:span text:style-name="T7">Wc</text:span><text:span text:style-name="T3"><text:tab/><text:tab/><text:tab/><text:tab/><text:tab/><text:tab/><text:tab/></text:span><text:span text:style-name="T2"><text:tab/></text:span><text:span text:style-name="T3">(4.5)</text:span></text:p>
      <text:p text:style-name="P12">Таблица 4.1 Расчет основной заработной платы проектировщик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1">Должность</text:p>
          </table:table-cell>
          <table:table-cell table:style-name="Таблица1.A1" office:value-type="string">
            <text:p text:style-name="P11">Должностной оклад, руб.</text:p>
          </table:table-cell>
          <table:table-cell table:style-name="Таблица1.A1" office:value-type="string">
            <text:p text:style-name="P11">Средняя дневная ставка, руб.</text:p>
          </table:table-cell>
          <table:table-cell table:style-name="Таблица1.A1" office:value-type="string">
            <text:p text:style-name="P11">Затраты времени на разработку чел./дней</text:p>
          </table:table-cell>
          <table:table-cell table:style-name="Таблица1.E1" office:value-type="string">
            <text:p text:style-name="P11">ФОТ, руб.</text:p>
          </table:table-cell>
        </table:table-row>
        <table:table-row table:style-name="Таблица1.2">
          <table:table-cell table:style-name="Таблица1.A1" office:value-type="string">
            <text:p text:style-name="P10">Руководитель от кафедры</text:p>
            <text:p text:style-name="P9">Программист</text:p>
          </table:table-cell>
          <table:table-cell table:style-name="Таблица1.A1" office:value-type="string">
            <text:p text:style-name="P10"/>
            <text:p text:style-name="P9">8400</text:p>
            <text:p text:style-name="P9">6500</text:p>
          </table:table-cell>
          <table:table-cell table:style-name="Таблица1.A1" office:value-type="string">
            <text:p text:style-name="P10"/>
            <text:p text:style-name="P9">400</text:p>
            <text:p text:style-name="P9">310</text:p>
          </table:table-cell>
          <table:table-cell table:style-name="Таблица1.A1" office:value-type="string">
            <text:p text:style-name="P10"/>
            <text:p text:style-name="P9">35</text:p>
            <text:p text:style-name="P9">77</text:p>
          </table:table-cell>
          <table:table-cell table:style-name="Таблица1.E1" office:value-type="string">
            <text:p text:style-name="P10"/>
            <text:p text:style-name="P9">14000</text:p>
            <text:p text:style-name="P9">23870</text:p>
          </table:table-cell>
        </table:table-row>
        <table:table-row table:style-name="Таблица1.3">
          <table:table-cell table:style-name="Таблица1.A1" table:number-columns-spanned="3" office:value-type="string">
            <text:p text:style-name="P10">Итого</text:p>
          </table:table-cell>
          <table:covered-table-cell/>
          <table:covered-table-cell/>
          <table:table-cell table:style-name="Таблица1.A1" office:value-type="string">
            <text:p text:style-name="P10"/>
          </table:table-cell>
          <table:table-cell table:style-name="Таблица1.E1" office:value-type="string">
            <text:p text:style-name="P10">51470</text:p>
          </table:table-cell>
        </table:table-row>
        <table:table-row table:style-name="Таблица1.4">
          <table:table-cell table:style-name="Таблица1.A1" table:number-columns-spanned="4" office:value-type="string">
            <text:p text:style-name="P10">Дополнительная заработная плата (80%)</text:p>
          </table:table-cell>
          <table:covered-table-cell/>
          <table:covered-table-cell/>
          <table:covered-table-cell/>
          <table:table-cell table:style-name="Таблица1.E1" office:value-type="string">
            <text:p text:style-name="P10">41176</text:p>
          </table:table-cell>
        </table:table-row>
        <table:table-row table:style-name="Таблица1.5">
          <table:table-cell table:style-name="Таблица1.A1" table:number-columns-spanned="4" office:value-type="string">
            <text:p text:style-name="P10">Отчисления в социальные фонды (26%)</text:p>
          </table:table-cell>
          <table:covered-table-cell/>
          <table:covered-table-cell/>
          <table:covered-table-cell/>
          <table:table-cell table:style-name="Таблица1.E1" office:value-type="string">
            <text:p text:style-name="P10">24088</text:p>
          </table:table-cell>
        </table:table-row>
      </table:table>
      <text:p text:style-name="P4"/>
      <text:p text:style-name="P1"><text:span text:style-name="T3">Произведем расчет расходов на материалы (</text:span><text:span text:style-name="T3"><draw:frame draw:style-name="fr1" draw:name="Графический объект17" text:anchor-type="as-char" svg:width="0.529cm" svg:height="0.423cm" draw:z-index="16"><draw:image xlink:href="Pictures/2000000A0000319C000027B01826CD51.wmf" xlink:type="simple" xlink:show="embed" xlink:actuate="onLoad"/></draw:frame></text:span><text:span text:style-name="T3">), используя данные, представленные в таблице 4.2.</text:span></text:p>
      <text:p text:style-name="P12"/>
      <text:p text:style-name="P13">Таблица 4.2 Затраты на материалы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11">Наименование</text:p>
          </table:table-cell>
          <table:table-cell table:style-name="Таблица2.A1" office:value-type="string">
            <text:p text:style-name="P11">Количество, шт.</text:p>
          </table:table-cell>
          <table:table-cell table:style-name="Таблица2.A1" office:value-type="string">
            <text:p text:style-name="P11">Стоимость, руб./шт.</text:p>
          </table:table-cell>
          <table:table-cell table:style-name="Таблица2.D1" office:value-type="string">
            <text:p text:style-name="P11">Общая стоимость, руб.</text:p>
          </table:table-cell>
        </table:table-row>
        <table:table-row table:style-name="Таблица2.2">
          <table:table-cell table:style-name="Таблица2.A2" office:value-type="string">
            <text:p text:style-name="P10">Бумага, пачка</text:p>
          </table:table-cell>
          <table:table-cell table:style-name="Таблица2.A2" office:value-type="string">
            <text:p text:style-name="P10">1</text:p>
          </table:table-cell>
          <table:table-cell table:style-name="Таблица2.A2" office:value-type="string">
            <text:p text:style-name="P10">120</text:p>
          </table:table-cell>
          <table:table-cell table:style-name="Таблица2.D2" office:value-type="string">
            <text:p text:style-name="P10">120</text:p>
          </table:table-cell>
        </table:table-row>
        <table:table-row table:style-name="Таблица2.2">
          <table:table-cell table:style-name="Таблица2.A2" office:value-type="string">
            <text:p text:style-name="P6">CD</text:p>
          </table:table-cell>
          <table:table-cell table:style-name="Таблица2.A2" office:value-type="string">
            <text:p text:style-name="P10">2</text:p>
          </table:table-cell>
          <table:table-cell table:style-name="Таблица2.A2" office:value-type="string">
            <text:p text:style-name="P10">16</text:p>
          </table:table-cell>
          <table:table-cell table:style-name="Таблица2.D2" office:value-type="string">
            <text:p text:style-name="P10">32</text:p>
          </table:table-cell>
        </table:table-row>
        <table:table-row table:style-name="Таблица2.2">
          <table:table-cell table:style-name="Таблица2.A2" office:value-type="string">
            <text:p text:style-name="P10">Тонер</text:p>
          </table:table-cell>
          <table:table-cell table:style-name="Таблица2.A2" office:value-type="string">
            <text:p text:style-name="P10">1</text:p>
          </table:table-cell>
          <table:table-cell table:style-name="Таблица2.A2" office:value-type="string">
            <text:p text:style-name="P10">350</text:p>
          </table:table-cell>
          <table:table-cell table:style-name="Таблица2.D2" office:value-type="string">
            <text:p text:style-name="P10">350</text:p>
          </table:table-cell>
        </table:table-row>
        <table:table-row table:style-name="Таблица2.5">
          <table:table-cell table:style-name="Таблица2.A2" table:number-columns-spanned="3" office:value-type="string">
            <text:p text:style-name="P10">Всего</text:p>
          </table:table-cell>
          <table:covered-table-cell/>
          <table:covered-table-cell/>
          <table:table-cell table:style-name="Таблица2.D2" office:value-type="string">
            <text:p text:style-name="P10">502</text:p>
          </table:table-cell>
        </table:table-row>
      </table:table>
      <text:p text:style-name="P1"><text:span text:style-name="T3">Накладные расходы З</text:span><text:span text:style-name="T13">н</text:span><text:span text:style-name="T3"> определим по формуле 4.6:</text:span></text:p>
      <text:p text:style-name="P2"><text:span text:style-name="T3"><draw:frame draw:style-name="fr1" draw:name="Графический объект18" text:anchor-type="as-char" svg:width="7.902cm" svg:height="0.706cm" draw:z-index="17"><draw:image xlink:href="Pictures/2000002D0002E4D500004225A78704FA.wmf" xlink:type="simple" xlink:show="embed" xlink:actuate="onLoad"/></draw:frame></text:span><text:span text:style-name="T3"> <text:s text:c="26"/>(4.6)</text:span></text:p>
      <text:p text:style-name="P4">Таким образом, капитальные вложения на проектирование равны:</text:p>
      <text:p text:style-name="P1"><text:span text:style-name="T3"><draw:frame draw:style-name="fr1" draw:name="Графический объект19" text:anchor-type="as-char" svg:width="8.89cm" svg:height="0.564cm" draw:z-index="18"><draw:image xlink:href="Pictures/2000002400034170000034EBBA7B6A63.wmf" xlink:type="simple" xlink:show="embed" xlink:actuate="onLoad"/></draw:frame></text:span><text:span text:style-name="T3"> руб.</text:span></text:p>
      <text:p text:style-name="P4">Смета затрат на разработку программного продукта по статьям расходов представлена в таблице 4.3.</text:p>
      <text:p text:style-name="P12">Таблица 4.3 Смета затрат на разработку программного продукта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1">Статьи затрат</text:p>
          </table:table-cell>
          <table:table-cell table:style-name="Таблица3.B1" office:value-type="string">
            <text:p text:style-name="P11">Сумма (руб.)</text:p>
          </table:table-cell>
        </table:table-row>
        <table:table-row table:style-name="Таблица3.2">
          <table:table-cell table:style-name="Таблица3.A2" office:value-type="string">
            <text:p text:style-name="P10">Основная заработная плата</text:p>
          </table:table-cell>
          <table:table-cell table:style-name="Таблица3.B2" office:value-type="string">
            <text:p text:style-name="P10">51470</text:p>
          </table:table-cell>
        </table:table-row>
        <table:table-row table:style-name="Таблица3.2">
          <table:table-cell table:style-name="Таблица3.A1" office:value-type="string">
            <text:p text:style-name="P10">Дополнительная зарплата</text:p>
          </table:table-cell>
          <table:table-cell table:style-name="Таблица3.B1" office:value-type="string">
            <text:p text:style-name="P10">41176</text:p>
          </table:table-cell>
        </table:table-row>
        <table:table-row table:style-name="Таблица3.2">
          <table:table-cell table:style-name="Таблица3.A2" office:value-type="string">
            <text:p text:style-name="P10">Отчисления во внебюджетные фонды</text:p>
          </table:table-cell>
          <table:table-cell table:style-name="Таблица3.B2" office:value-type="string">
            <text:p text:style-name="P10">24088</text:p>
          </table:table-cell>
        </table:table-row>
        <table:table-row table:style-name="Таблица3.2">
          <table:table-cell table:style-name="Таблица3.A1" office:value-type="string">
            <text:p text:style-name="P10">Затраты на материалы</text:p>
          </table:table-cell>
          <table:table-cell table:style-name="Таблица3.B1" office:value-type="string">
            <text:p text:style-name="P10">502</text:p>
          </table:table-cell>
        </table:table-row>
        <table:table-row table:style-name="Таблица3.2">
          <table:table-cell table:style-name="Таблица3.A1" office:value-type="string">
            <text:p text:style-name="P10">Накладные расходы организации</text:p>
          </table:table-cell>
          <table:table-cell table:style-name="Таблица3.B1" office:value-type="string">
            <text:p text:style-name="P10">30882</text:p>
          </table:table-cell>
        </table:table-row>
        <table:table-row table:style-name="Таблица3.7">
          <table:table-cell table:style-name="Таблица3.A1" office:value-type="string">
            <text:p text:style-name="P10">ИТОГО:</text:p>
          </table:table-cell>
          <table:table-cell table:style-name="Таблица3.B1" office:value-type="string">
            <text:p text:style-name="P10">154118</text:p>
          </table:table-cell>
        </table:table-row>
      </table:table>
      <text:p text:style-name="P4">Капитальные вложения на реализацию проекта (формула 4.7):</text:p>
      <text:p text:style-name="P2"><text:span text:style-name="T3"><draw:frame draw:style-name="fr1" draw:name="Графический объект20" text:anchor-type="as-char" svg:width="6.526cm" svg:height="0.529cm" draw:z-index="19"><draw:image xlink:href="Pictures/2000001A000263D90000319CB179059B.wmf" xlink:type="simple" xlink:show="embed" xlink:actuate="onLoad"/></draw:frame></text:span><text:span text:style-name="T3">,<text:tab/><text:tab/><text:tab/><text:tab/><text:tab/><text:tab/>(4.7)</text:span></text:p>
      <text:p text:style-name="P1"><text:span text:style-name="T3">где </text:span><text:span text:style-name="T3"><draw:frame draw:style-name="fr1" draw:name="Графический объект21" text:anchor-type="as-char" svg:width="0.6cm" svg:height="0.459cm" draw:z-index="20"><draw:image xlink:href="Pictures/2000000A0000383900002AFF0CC7B2AF.wmf" xlink:type="simple" xlink:show="embed" xlink:actuate="onLoad"/></draw:frame></text:span><text:span text:style-name="T3"> – затраты на основное и вспомогательное оборудование, руб.;</text:span></text:p>
      <text:p text:style-name="P1"><text:span text:style-name="T3"><draw:frame draw:style-name="fr1" draw:name="Графический объект22" text:anchor-type="as-char" svg:width="0.741cm" svg:height="0.459cm" draw:z-index="21"><draw:image xlink:href="Pictures/2000000A0000457400002AFF3CBB5061.wmf" xlink:type="simple" xlink:show="embed" xlink:actuate="onLoad"/></draw:frame></text:span><text:span text:style-name="T3"> – затраты на строительство, реконструкцию здания и помещений, руб.;</text:span></text:p>
      <text:p text:style-name="P1"><text:span text:style-name="T3"><draw:frame draw:style-name="fr1" draw:name="Графический объект23" text:anchor-type="as-char" svg:width="0.811cm" svg:height="0.459cm" draw:z-index="22"><draw:image xlink:href="Pictures/2000000A00004C1100002AFF2FAFC764.wmf" xlink:type="simple" xlink:show="embed" xlink:actuate="onLoad"/></draw:frame></text:span><text:span text:style-name="T3"> – затраты на приобретение типовых разработок, пакетов, руб.;</text:span></text:p>
      <text:p text:style-name="P1"><text:span text:style-name="T3"><draw:frame draw:style-name="fr1" draw:name="Графический объект24" text:anchor-type="as-char" svg:width="0.776cm" svg:height="0.459cm" draw:z-index="23"><draw:image xlink:href="Pictures/2000000A000048C300002AFF50B75516.wmf" xlink:type="simple" xlink:show="embed" xlink:actuate="onLoad"/></draw:frame></text:span><text:span text:style-name="T3"> – затраты на прокладку линий связи, руб.;</text:span></text:p>
      <text:p text:style-name="P1"><text:span text:style-name="T3"><draw:frame draw:style-name="fr1" draw:name="Графический объект25" text:anchor-type="as-char" svg:width="0.811cm" svg:height="0.459cm" draw:z-index="24"><draw:image xlink:href="Pictures/2000000A00004C1100002AFF96ED6BDA.wmf" xlink:type="simple" xlink:show="embed" xlink:actuate="onLoad"/></draw:frame></text:span><text:span text:style-name="T3"> – затраты на создание информационной базы, руб.;</text:span></text:p>
      <text:p text:style-name="P1"><text:span text:style-name="T3"><draw:frame draw:style-name="fr1" draw:name="Графический объект26" text:anchor-type="as-char" svg:width="0.811cm" svg:height="0.459cm" draw:z-index="25"><draw:image xlink:href="Pictures/2000000A00004C1100002AFFB5B7ADFE.wmf" xlink:type="simple" xlink:show="embed" xlink:actuate="onLoad"/></draw:frame></text:span><text:span text:style-name="T3"> – затраты на подготовку и переподготовку кадров, руб.</text:span></text:p>
      <text:p text:style-name="P1"><text:span text:style-name="T3">В связи с тем, что для внедрения системы, рассматриваемой в данном дипломном проекте, не было затрат, связанных с прокладкой линии связи, затрат на реконструкцию и строительство зданий, то данные затраты для внедрения системы не учитывают. Таким образом, при внедрении системы рассматриваемой в данном дипломном проекте, затраты на его реализацию определяются затратами на оборудование. В оборудование входит компьютер, его стоимость компьютера 24000 рублей.</text:span></text:p>
      <text:p text:style-name="P1"><text:soft-page-break/><text:span text:style-name="T3">Затраты на основное и вспомогательное оборудование определяется по формуле </text:span><text:span text:style-name="T3"><draw:frame draw:style-name="fr1" draw:name="Графический объект27" text:anchor-type="as-char" svg:width="3.21cm" svg:height="0.564cm" draw:z-index="26"><draw:image xlink:href="Pictures/2000001900012CF7000034EB57D94F38.wmf" xlink:type="simple" xlink:show="embed" xlink:actuate="onLoad"/></draw:frame></text:span><text:span text:style-name="T3"> ,<text:tab/><text:tab/><text:tab/><text:tab/><text:tab/><text:tab/><text:tab/><text:tab/><text:tab/><text:tab/> (4.8)</text:span></text:p>
      <text:p text:style-name="P1"><text:span text:style-name="T3">где </text:span><text:span text:style-name="T3"><draw:frame draw:style-name="fr1" draw:name="Графический объект28" text:anchor-type="as-char" svg:width="0.706cm" svg:height="0.529cm" draw:z-index="27"><draw:image xlink:href="Pictures/2000000A000042250000319C884D24C5.wmf" xlink:type="simple" xlink:show="embed" xlink:actuate="onLoad"/></draw:frame></text:span><text:span text:style-name="T3">– балансовая стоимость </text:span><text:span text:style-name="T8">j</text:span><text:span text:style-name="T3">-</text:span><text:span text:style-name="T2">oro</text:span><text:span text:style-name="T3"> вида оборудования, руб. (24000руб.);</text:span></text:p>
      <text:p text:style-name="P1"><text:span text:style-name="T2"><draw:frame draw:style-name="fr1" draw:name="Графический объект29" text:anchor-type="as-char" svg:width="0.529cm" svg:height="0.529cm" draw:z-index="28"><draw:image xlink:href="Pictures/2000000A0000319C0000319CB72B5A30.wmf" xlink:type="simple" xlink:show="embed" xlink:actuate="onLoad"/></draw:frame></text:span><text:span text:style-name="T3">– количество единиц </text:span><text:span text:style-name="T8">i</text:span><text:span text:style-name="T3">-</text:span><text:span text:style-name="T2">ro</text:span><text:span text:style-name="T3"> оборудования, руб. (</text:span><text:span text:style-name="T2"><draw:frame draw:style-name="fr1" draw:name="Графический объект30" text:anchor-type="as-char" svg:width="0.529cm" svg:height="0.529cm" draw:z-index="29"><draw:image xlink:href="Pictures/2000000A0000319C0000319CB72B5A30.wmf" xlink:type="simple" xlink:show="embed" xlink:actuate="onLoad"/></draw:frame></text:span><text:span text:style-name="T3">=1);</text:span></text:p>
      <text:p text:style-name="P1"><text:span text:style-name="T3"><draw:frame draw:style-name="fr1" draw:name="Графический объект31" text:anchor-type="as-char" svg:width="0.423cm" svg:height="0.459cm" draw:z-index="30"><draw:image xlink:href="Pictures/2000000A000027B000002AFF3109F264.wmf" xlink:type="simple" xlink:show="embed" xlink:actuate="onLoad"/></draw:frame></text:span><text:span text:style-name="T3">– коэффициент загрузки </text:span><text:span text:style-name="T6">i</text:span><text:span text:style-name="T3">-ro вида оборудования при обработке информации по задаче.</text:span></text:p>
      <text:p text:style-name="P4">Коэффициент загрузки оборудования (формула 4.9):</text:p>
      <text:p text:style-name="P2"><text:span text:style-name="T3"><draw:frame draw:style-name="fr1" draw:name="Графический объект32" text:anchor-type="as-char" svg:width="1.482cm" svg:height="1.094cm" draw:z-index="31"><draw:image xlink:href="Pictures/2000001700008AE800006687962D5508.wmf" xlink:type="simple" xlink:show="embed" xlink:actuate="onLoad"/></draw:frame></text:span><text:span text:style-name="T3"> ,<text:tab/><text:tab/><text:tab/><text:tab/><text:tab/><text:tab/><text:tab/><text:tab/><text:tab/><text:tab/>(4.9)</text:span></text:p>
      <text:p text:style-name="P1"><text:span text:style-name="T3">где </text:span><text:span text:style-name="T3"><draw:frame draw:style-name="fr1" draw:name="Графический объект33" text:anchor-type="as-char" svg:width="0.706cm" svg:height="0.529cm" draw:z-index="32"><draw:image xlink:href="Pictures/2000000A000042250000319CE8CADDCC.wmf" xlink:type="simple" xlink:show="embed" xlink:actuate="onLoad"/></draw:frame></text:span><text:span text:style-name="T6"> -</text:span><text:span text:style-name="T3"> эффективный годовой фонд времени работы технического средства j-го вида, ч./год.</text:span></text:p>
      <text:p text:style-name="P2"><text:span text:style-name="T11"><draw:frame draw:style-name="fr1" draw:name="Графический объект34" text:anchor-type="as-char" svg:width="1.976cm" svg:height="0.529cm" draw:z-index="33"><draw:image xlink:href="Pictures/200000120000B9350000319C22DFF60D.wmf" xlink:type="simple" xlink:show="embed" xlink:actuate="onLoad"/></draw:frame></text:span><text:span text:style-name="T12"> ,<text:tab/><text:tab/><text:tab/><text:tab/><text:tab/><text:tab/><text:tab/><text:tab/><text:tab/><text:tab/></text:span><text:span text:style-name="T3">(4.10)</text:span></text:p>
      <text:p text:style-name="P1"><text:span text:style-name="T3">где </text:span><text:span text:style-name="T3"><draw:frame draw:style-name="fr1" draw:name="Графический объект35" text:anchor-type="as-char" svg:width="0.459cm" svg:height="0.529cm" draw:z-index="34"><draw:image xlink:href="Pictures/2000000A00002AFF0000319CF2473C1B.wmf" xlink:type="simple" xlink:show="embed" xlink:actuate="onLoad"/></draw:frame></text:span><text:span text:style-name="T3"> – трудоемкость однократной обработки информации по </text:span><text:span text:style-name="T6">i</text:span><text:span text:style-name="T3">-ой задаче на </text:span><text:span text:style-name="T6">j</text:span><text:span text:style-name="T3">-ом виде технических средств, часов машинного времени (</text:span><text:span text:style-name="T3"><draw:frame draw:style-name="fr1" draw:name="Графический объект36" text:anchor-type="as-char" svg:width="0.459cm" svg:height="0.529cm" draw:z-index="35"><draw:image xlink:href="Pictures/2000000A00002AFF0000319CF2473C1B.wmf" xlink:type="simple" xlink:show="embed" xlink:actuate="onLoad"/></draw:frame></text:span><text:span text:style-name="T3">= 6);</text:span></text:p>
      <text:p text:style-name="P1"><text:span text:style-name="T2"><draw:frame draw:style-name="fr1" draw:name="Графический объект37" text:anchor-type="as-char" svg:width="0.492cm" svg:height="0.459cm" draw:z-index="36"><draw:image xlink:href="Pictures/2000000A00002E4D00002AFF7A4BF02C.wmf" xlink:type="simple" xlink:show="embed" xlink:actuate="onLoad"/></draw:frame></text:span><text:span text:style-name="T3">– частота (периодичность) решения </text:span><text:span text:style-name="T6">i</text:span><text:span text:style-name="T3">-ой задачи, дней /год (</text:span><text:span text:style-name="T2"><draw:frame draw:style-name="fr1" draw:name="Графический объект38" text:anchor-type="as-char" svg:width="0.492cm" svg:height="0.459cm" draw:z-index="37"><draw:image xlink:href="Pictures/2000000A00002E4D00002AFF7A4BF02C.wmf" xlink:type="simple" xlink:show="embed" xlink:actuate="onLoad"/></draw:frame></text:span><text:span text:style-name="T3"> = 264).</text:span></text:p>
      <text:p text:style-name="P4">Подставляя имеющиеся цифры в формулу, получаем затраты на приобретение оборудования:</text:p>
      <text:p text:style-name="P1"><text:span text:style-name="T3"><draw:frame draw:style-name="fr1" draw:name="Графический объект39" text:anchor-type="as-char" svg:width="5.221cm" svg:height="1.023cm" draw:z-index="38"><draw:image xlink:href="Pictures/200000210001E97B00005FE904F2FA5B.wmf" xlink:type="simple" xlink:show="embed" xlink:actuate="onLoad"/></draw:frame></text:span><text:span text:style-name="T3"> руб.</text:span></text:p>
      <text:p text:style-name="P4">Суммарные затраты на разработку проекта составят:</text:p>
      <text:p text:style-name="P1"><text:span text:style-name="T3"><draw:frame draw:style-name="fr1" draw:name="Графический объект40" text:anchor-type="as-char" svg:width="5.221cm" svg:height="0.492cm" draw:z-index="39"><draw:image xlink:href="Pictures/200000180001E97B00002E4D8B9C602F.wmf" xlink:type="simple" xlink:show="embed" xlink:actuate="onLoad"/></draw:frame></text:span><text:span text:style-name="T3">руб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Cambria" svg:font-family="Cambria, 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, 'Century Gothic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en" fo:country="US" style:font-name-asian="MS Mincho" style:font-size-asian="11pt" style:language-asian="ja" style:country-asian="JP" style:font-name-complex="Times New Roman" style:font-size-complex="11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Cambria" fo:font-size="16pt" fo:font-weight="bold" style:letter-kerning="true" style:font-name-asian="MS Gothic" style:font-size-asian="16pt" style:font-weight-asian="bold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Cambria" fo:font-size="13pt" fo:font-weight="bold" style:font-name-asian="MS Gothic" style:font-size-asian="13pt" style:font-weight-asian="bold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_20_Знак_20_Знак4" style:display-name=" Знак Знак4" style:family="text" style:parent-style-name="Основной_20_шрифт_20_абзаца">
      <style:text-properties style:font-name="Cambria" fo:font-size="13pt" fo:language="en" fo:country="US" fo:font-weight="bold" style:font-name-asian="MS Gothic" style:font-size-asian="13pt" style:language-asian="ja" style:country-asian="JP" style:font-weight-asian="bold" style:font-size-complex="13pt" style:language-complex="ar" style:country-complex="SA" style:font-weight-complex="bold"/>
    </style:style>
    <style:style style:name="_20_Знак_20_Знак5" style:display-name=" Знак Знак5" style:family="text" style:parent-style-name="Основной_20_шрифт_20_абзаца">
      <style:text-properties style:font-name="Cambria" fo:font-size="16pt" fo:language="en" fo:country="US" fo:font-weight="bold" style:letter-kerning="true" style:font-name-asian="MS Gothic" style:font-size-asian="16pt" style:language-asian="ja" style:country-asian="JP" style:font-weight-asian="bold" style:font-size-complex="16pt" style:language-complex="ar" style:country-complex="SA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Технико-экономическое обоснование разработки дипломного проекта</dc:title>
    <meta:initial-creator>Масяня</meta:initial-creator>
    <meta:creation-date>2010-12-13T04:19:00</meta:creation-date>
    <dc:creator>Dark SavanT</dc:creator>
    <dc:date>2010-12-13T08:56:53</dc:date>
    <meta:editing-cycles>1</meta:editing-cycles>
    <meta:editing-duration>PT00H28M00S</meta:editing-duration>
    <meta:printed-by>Dark SavanT</meta:printed-by>
    <meta:print-date>2010-12-13T08:48:56</meta:print-date>
    <meta:document-statistic meta:table-count="3" meta:image-count="40" meta:object-count="0" meta:page-count="6" meta:paragraph-count="137" meta:word-count="1300" meta:character-count="10187"/>
    <meta:generator>OpenOffice.org/3.2$Linux OpenOffice.org_project/320m19$Build-9505</meta:generator>
  </office:meta>
</office:document-meta>
</file>